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2]+[.K22]+[.L22]" office:value-type="currency" office:currency="USD" office:value="99.205" calcext:value-type="currency">
            <text:p>$99,21</text:p>
          </table:table-cell>
          <table:table-cell table:style-name="ce13" table:formula="of:=[.N21]+[.M22]" office:value-type="currency" office:currency="USD" office:value="920.5254" calcext:value-type="currency">
            <text:p>$920,53</text:p>
          </table:table-cell>
          <table:table-cell table:style-name="ce22" table:formula="of:=[.A22]*budgetjour-[.N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3]+[.K23]+[.L23]" office:value-type="currency" office:currency="USD" office:value="84.205" calcext:value-type="currency">
            <text:p>$84,21</text:p>
          </table:table-cell>
          <table:table-cell table:style-name="ce13" table:formula="of:=[.N22]+[.M23]" office:value-type="currency" office:currency="USD" office:value="1004.7304" calcext:value-type="currency">
            <text:p>$1 004,73</text:p>
          </table:table-cell>
          <table:table-cell table:style-name="ce22" table:formula="of:=[.A23]*budgetjour-[.N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4]+[.K25]+[.L24]" office:value-type="currency" office:currency="USD" office:value="108.115" calcext:value-type="currency">
            <text:p>$108,12</text:p>
          </table:table-cell>
          <table:table-cell table:style-name="ce13" table:formula="of:=[.N23]+[.M24]" office:value-type="currency" office:currency="USD" office:value="1112.8454" calcext:value-type="currency">
            <text:p>$1 112,85</text:p>
          </table:table-cell>
          <table:table-cell table:style-name="ce22" table:formula="of:=[.A24]*budgetjour-[.N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5]+[.K25]+[.L25]" office:value-type="currency" office:currency="USD" office:value="108.115" calcext:value-type="currency">
            <text:p>$108,12</text:p>
          </table:table-cell>
          <table:table-cell table:style-name="ce13" table:formula="of:=[.N24]+[.M25]" office:value-type="currency" office:currency="USD" office:value="1220.9604" calcext:value-type="currency">
            <text:p>$1 220,96</text:p>
          </table:table-cell>
          <table:table-cell table:style-name="ce22" table:formula="of:=[.A25]*budgetjour-[.N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6]+[.K26]+[.L26]" office:value-type="currency" office:currency="USD" office:value="10" calcext:value-type="currency">
            <text:p>$10,00</text:p>
          </table:table-cell>
          <table:table-cell table:style-name="ce13" table:formula="of:=[.N25]+[.M26]" office:value-type="currency" office:currency="USD" office:value="1230.9604" calcext:value-type="currency">
            <text:p>$1 230,96</text:p>
          </table:table-cell>
          <table:table-cell table:style-name="ce22" table:formula="of:=[.A26]*budgetjour-[.N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7]+[.K27]+[.L27]" office:value-type="currency" office:currency="USD" office:value="57" calcext:value-type="currency">
            <text:p>$57,00</text:p>
          </table:table-cell>
          <table:table-cell table:style-name="ce13" table:formula="of:=[.N26]+[.M27]" office:value-type="currency" office:currency="USD" office:value="1287.9604" calcext:value-type="currency">
            <text:p>$1 287,96</text:p>
          </table:table-cell>
          <table:table-cell table:style-name="ce22" table:formula="of:=[.A27]*budgetjour-[.N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8]+[.K28]+[.L28]" office:value-type="currency" office:currency="USD" office:value="86.48" calcext:value-type="currency">
            <text:p>$86,48</text:p>
          </table:table-cell>
          <table:table-cell table:style-name="ce13" table:formula="of:=[.N27]+[.M28]" office:value-type="currency" office:currency="USD" office:value="1374.4404" calcext:value-type="currency">
            <text:p>$1 374,44</text:p>
          </table:table-cell>
          <table:table-cell table:style-name="ce22" table:formula="of:=[.A28]*budgetjour-[.N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9]+[.K29]+[.L29]" office:value-type="currency" office:currency="USD" office:value="36.43" calcext:value-type="currency">
            <text:p>$36,43</text:p>
          </table:table-cell>
          <table:table-cell table:style-name="ce13" table:formula="of:=[.N28]+[.M29]" office:value-type="currency" office:currency="USD" office:value="1410.8704" calcext:value-type="currency">
            <text:p>$1 410,87</text:p>
          </table:table-cell>
          <table:table-cell table:style-name="ce22" table:formula="of:=[.A29]*budgetjour-[.N29]" office:value-type="currency" office:currency="USD" office:value="-10.8704" calcext:value-type="currency">
            <text:p>-$10,8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0]+[.K30]+[.L30]" office:value-type="currency" office:currency="USD" office:value="73.22" calcext:value-type="currency">
            <text:p>$73,22</text:p>
          </table:table-cell>
          <table:table-cell table:style-name="ce13" table:formula="of:=[.N29]+[.M30]" office:value-type="currency" office:currency="USD" office:value="1484.0904" calcext:value-type="currency">
            <text:p>$1 484,09</text:p>
          </table:table-cell>
          <table:table-cell table:style-name="ce22" table:formula="of:=[.A30]*budgetjour-[.N30]" office:value-type="currency" office:currency="USD" office:value="-34.0904" calcext:value-type="currency">
            <text:p>-$34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1]+[.K31]+[.L31]" office:value-type="currency" office:currency="USD" office:value="71.25" calcext:value-type="currency">
            <text:p>$71,25</text:p>
          </table:table-cell>
          <table:table-cell table:style-name="ce13" table:formula="of:=[.N30]+[.M31]" office:value-type="currency" office:currency="USD" office:value="1555.3404" calcext:value-type="currency">
            <text:p>$1 555,34</text:p>
          </table:table-cell>
          <table:table-cell table:style-name="ce22" table:formula="of:=[.A31]*budgetjour-[.N31]" office:value-type="currency" office:currency="USD" office:value="-55.3404" calcext:value-type="currency">
            <text:p>-$5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2]+[.K32]+[.L32]" office:value-type="currency" office:currency="USD" office:value="9.46" calcext:value-type="currency">
            <text:p>$9,46</text:p>
          </table:table-cell>
          <table:table-cell table:style-name="ce13" table:formula="of:=[.N31]+[.M32]" office:value-type="currency" office:currency="USD" office:value="1564.8004" calcext:value-type="currency">
            <text:p>$1 564,80</text:p>
          </table:table-cell>
          <table:table-cell table:style-name="ce22" table:formula="of:=[.A32]*budgetjour-[.N32]" office:value-type="currency" office:currency="USD" office:value="-14.8004000000001" calcext:value-type="currency">
            <text:p>-$14,8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3]+[.K33]+[.L33]" office:value-type="currency" office:currency="USD" office:value="22.75" calcext:value-type="currency">
            <text:p>$22,75</text:p>
          </table:table-cell>
          <table:table-cell table:style-name="ce13" table:formula="of:=[.N32]+[.M33]" office:value-type="currency" office:currency="USD" office:value="1587.5504" calcext:value-type="currency">
            <text:p>$1 587,55</text:p>
          </table:table-cell>
          <table:table-cell table:style-name="ce22" table:formula="of:=[.A33]*budgetjour-[.N33]" office:value-type="currency" office:currency="USD" office:value="12.4495999999999" calcext:value-type="currency">
            <text:p>$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4]+[.K34]+[.L34]" office:value-type="currency" office:currency="USD" office:value="23.4" calcext:value-type="currency">
            <text:p>$23,40</text:p>
          </table:table-cell>
          <table:table-cell table:style-name="ce13" table:formula="of:=[.N33]+[.M34]" office:value-type="currency" office:currency="USD" office:value="1610.9504" calcext:value-type="currency">
            <text:p>$1 610,95</text:p>
          </table:table-cell>
          <table:table-cell table:style-name="ce22" table:formula="of:=[.A34]*budgetjour-[.N34]" office:value-type="currency" office:currency="USD" office:value="39.0495999999998" calcext:value-type="currency">
            <text:p>$39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5]+[.K35]+[.L35]" office:value-type="currency" office:currency="USD" office:value="24.83" calcext:value-type="currency">
            <text:p>$24,83</text:p>
          </table:table-cell>
          <table:table-cell table:style-name="ce13" table:formula="of:=[.N34]+[.M35]" office:value-type="currency" office:currency="USD" office:value="1635.7804" calcext:value-type="currency">
            <text:p>$1 635,78</text:p>
          </table:table-cell>
          <table:table-cell table:style-name="ce22" table:formula="of:=[.A35]*budgetjour-[.N35]" office:value-type="currency" office:currency="USD" office:value="64.2195999999999" calcext:value-type="currency">
            <text:p>$6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6]+[.K36]+[.L36]" office:value-type="currency" office:currency="USD" office:value="27.33" calcext:value-type="currency">
            <text:p>$27,33</text:p>
          </table:table-cell>
          <table:table-cell table:style-name="ce13" table:formula="of:=[.N35]+[.M36]" office:value-type="currency" office:currency="USD" office:value="1663.1104" calcext:value-type="currency">
            <text:p>$1 663,11</text:p>
          </table:table-cell>
          <table:table-cell table:style-name="ce22" table:formula="of:=[.A36]*budgetjour-[.N36]" office:value-type="currency" office:currency="USD" office:value="86.8896" calcext:value-type="currency">
            <text:p>$86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/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7]+[.K37]+[.L37]" office:value-type="currency" office:currency="USD" office:value="15" calcext:value-type="currency">
            <text:p>$15,00</text:p>
          </table:table-cell>
          <table:table-cell table:style-name="ce13" table:formula="of:=[.N36]+[.M37]" office:value-type="currency" office:currency="USD" office:value="1678.1104" calcext:value-type="currency">
            <text:p>$1 678,11</text:p>
          </table:table-cell>
          <table:table-cell table:style-name="ce22" table:formula="of:=[.A37]*budgetjour-[.N37]" office:value-type="currency" office:currency="USD" office:value="121.8896" calcext:value-type="currency">
            <text:p>$12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table:number-columns-repeated="2"/>
          <table:table-cell table:formula="of:=[.F37]+[.E38]" office:value-type="float" office:value="2178" calcext:value-type="float">
            <text:p>2178</text:p>
          </table:table-cell>
          <table:table-cell table:style-name="Default"/>
          <table:table-cell table:formula="of:=[.H37]+[.G38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1678.1104" calcext:value-type="currency">
            <text:p>$1 678,11</text:p>
          </table:table-cell>
          <table:table-cell table:style-name="ce22" table:formula="of:=[.A38]*budgetjour-[.N38]" office:value-type="currency" office:currency="USD" office:value="171.8896" calcext:value-type="currency">
            <text:p>$17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2178" calcext:value-type="float">
            <text:p>2178</text:p>
          </table:table-cell>
          <table:table-cell table:style-name="Default"/>
          <table:table-cell table:formula="of:=[.H38]+[.G39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1678.1104" calcext:value-type="currency">
            <text:p>$1 678,11</text:p>
          </table:table-cell>
          <table:table-cell table:style-name="ce22" table:formula="of:=[.A39]*budgetjour-[.N39]" office:value-type="currency" office:currency="USD" office:value="221.8896" calcext:value-type="currency">
            <text:p>$22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2178" calcext:value-type="float">
            <text:p>2178</text:p>
          </table:table-cell>
          <table:table-cell table:style-name="Default"/>
          <table:table-cell table:formula="of:=[.H39]+[.G40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1678.1104" calcext:value-type="currency">
            <text:p>$1 678,11</text:p>
          </table:table-cell>
          <table:table-cell table:style-name="ce22" table:formula="of:=[.A40]*budgetjour-[.N40]" office:value-type="currency" office:currency="USD" office:value="271.8896" calcext:value-type="currency">
            <text:p>$27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2178" calcext:value-type="float">
            <text:p>2178</text:p>
          </table:table-cell>
          <table:table-cell table:style-name="Default"/>
          <table:table-cell table:formula="of:=[.H40]+[.G41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1678.1104" calcext:value-type="currency">
            <text:p>$1 678,11</text:p>
          </table:table-cell>
          <table:table-cell table:style-name="ce22" table:formula="of:=[.A41]*budgetjour-[.N41]" office:value-type="currency" office:currency="USD" office:value="321.8896" calcext:value-type="currency">
            <text:p>$32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2178" calcext:value-type="float">
            <text:p>2178</text:p>
          </table:table-cell>
          <table:table-cell table:style-name="Default"/>
          <table:table-cell table:formula="of:=[.H41]+[.G42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1678.1104" calcext:value-type="currency">
            <text:p>$1 678,11</text:p>
          </table:table-cell>
          <table:table-cell table:style-name="ce22" table:formula="of:=[.A42]*budgetjour-[.N42]" office:value-type="currency" office:currency="USD" office:value="371.8896" calcext:value-type="currency">
            <text:p>$37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2178" calcext:value-type="float">
            <text:p>2178</text:p>
          </table:table-cell>
          <table:table-cell table:style-name="Default"/>
          <table:table-cell table:formula="of:=[.H42]+[.G43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1678.1104" calcext:value-type="currency">
            <text:p>$1 678,11</text:p>
          </table:table-cell>
          <table:table-cell table:style-name="ce22" table:formula="of:=[.A43]*budgetjour-[.N43]" office:value-type="currency" office:currency="USD" office:value="421.8896" calcext:value-type="currency">
            <text:p>$42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2178" calcext:value-type="float">
            <text:p>2178</text:p>
          </table:table-cell>
          <table:table-cell table:style-name="Default"/>
          <table:table-cell table:formula="of:=[.H43]+[.G44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1678.1104" calcext:value-type="currency">
            <text:p>$1 678,11</text:p>
          </table:table-cell>
          <table:table-cell table:style-name="ce22" table:formula="of:=[.A44]*budgetjour-[.N44]" office:value-type="currency" office:currency="USD" office:value="471.8896" calcext:value-type="currency">
            <text:p>$471,89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2178" calcext:value-type="float">
            <text:p>2178</text:p>
          </table:table-cell>
          <table:table-cell table:style-name="Default"/>
          <table:table-cell table:formula="of:=[.H44]+[.G45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1678.1104" calcext:value-type="currency">
            <text:p>$1 678,11</text:p>
          </table:table-cell>
          <table:table-cell table:style-name="ce22" table:formula="of:=[.A45]*budgetjour-[.N45]" office:value-type="currency" office:currency="USD" office:value="521.8896" calcext:value-type="currency">
            <text:p>$521,8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2178" calcext:value-type="float">
            <text:p>2178</text:p>
          </table:table-cell>
          <table:table-cell table:style-name="Default"/>
          <table:table-cell table:formula="of:=[.H45]+[.G46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1678.1104" calcext:value-type="currency">
            <text:p>$1 678,11</text:p>
          </table:table-cell>
          <table:table-cell table:style-name="ce22" table:formula="of:=[.A46]*budgetjour-[.N46]" office:value-type="currency" office:currency="USD" office:value="571.8896" calcext:value-type="currency">
            <text:p>$571,89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2178" calcext:value-type="float">
            <text:p>2178</text:p>
          </table:table-cell>
          <table:table-cell table:style-name="Default"/>
          <table:table-cell table:formula="of:=[.H46]+[.G47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1678.1104" calcext:value-type="currency">
            <text:p>$1 678,11</text:p>
          </table:table-cell>
          <table:table-cell table:style-name="ce22" table:formula="of:=[.A47]*budgetjour-[.N47]" office:value-type="currency" office:currency="USD" office:value="621.8896" calcext:value-type="currency">
            <text:p>$621,89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2178" calcext:value-type="float">
            <text:p>2178</text:p>
          </table:table-cell>
          <table:table-cell table:style-name="Default"/>
          <table:table-cell table:formula="of:=[.H47]+[.G48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1678.1104" calcext:value-type="currency">
            <text:p>$1 678,11</text:p>
          </table:table-cell>
          <table:table-cell table:style-name="ce22" table:formula="of:=[.A48]*budgetjour-[.N48]" office:value-type="currency" office:currency="USD" office:value="671.8896" calcext:value-type="currency">
            <text:p>$671,89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2178" calcext:value-type="float">
            <text:p>2178</text:p>
          </table:table-cell>
          <table:table-cell table:style-name="Default"/>
          <table:table-cell table:formula="of:=[.H48]+[.G49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1678.1104" calcext:value-type="currency">
            <text:p>$1 678,11</text:p>
          </table:table-cell>
          <table:table-cell table:style-name="ce22" table:formula="of:=[.A49]*budgetjour-[.N49]" office:value-type="currency" office:currency="USD" office:value="721.8896" calcext:value-type="currency">
            <text:p>$721,8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2178" calcext:value-type="float">
            <text:p>2178</text:p>
          </table:table-cell>
          <table:table-cell table:style-name="Default"/>
          <table:table-cell table:formula="of:=[.H49]+[.G50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1678.1104" calcext:value-type="currency">
            <text:p>$1 678,11</text:p>
          </table:table-cell>
          <table:table-cell table:style-name="ce22" table:formula="of:=[.A50]*budgetjour-[.N50]" office:value-type="currency" office:currency="USD" office:value="771.8896" calcext:value-type="currency">
            <text:p>$771,89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2178" calcext:value-type="float">
            <text:p>2178</text:p>
          </table:table-cell>
          <table:table-cell table:style-name="Default"/>
          <table:table-cell table:formula="of:=[.H50]+[.G51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1678.1104" calcext:value-type="currency">
            <text:p>$1 678,11</text:p>
          </table:table-cell>
          <table:table-cell table:style-name="ce22" table:formula="of:=[.A51]*budgetjour-[.N51]" office:value-type="currency" office:currency="USD" office:value="821.8896" calcext:value-type="currency">
            <text:p>$821,89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2178" calcext:value-type="float">
            <text:p>2178</text:p>
          </table:table-cell>
          <table:table-cell table:style-name="Default"/>
          <table:table-cell table:formula="of:=[.H51]+[.G52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1678.1104" calcext:value-type="currency">
            <text:p>$1 678,11</text:p>
          </table:table-cell>
          <table:table-cell table:style-name="ce22" table:formula="of:=[.A52]*budgetjour-[.N52]" office:value-type="currency" office:currency="USD" office:value="871.8896" calcext:value-type="currency">
            <text:p>$871,89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2178" calcext:value-type="float">
            <text:p>2178</text:p>
          </table:table-cell>
          <table:table-cell table:style-name="Default"/>
          <table:table-cell table:formula="of:=[.H52]+[.G53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1678.1104" calcext:value-type="currency">
            <text:p>$1 678,11</text:p>
          </table:table-cell>
          <table:table-cell table:style-name="ce22" table:formula="of:=[.A53]*budgetjour-[.N53]" office:value-type="currency" office:currency="USD" office:value="921.8896" calcext:value-type="currency">
            <text:p>$921,89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2178" calcext:value-type="float">
            <text:p>2178</text:p>
          </table:table-cell>
          <table:table-cell table:style-name="Default"/>
          <table:table-cell table:formula="of:=[.H53]+[.G54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1678.1104" calcext:value-type="currency">
            <text:p>$1 678,11</text:p>
          </table:table-cell>
          <table:table-cell table:style-name="ce22" table:formula="of:=[.A54]*budgetjour-[.N54]" office:value-type="currency" office:currency="USD" office:value="971.8896" calcext:value-type="currency">
            <text:p>$971,89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2178" calcext:value-type="float">
            <text:p>2178</text:p>
          </table:table-cell>
          <table:table-cell table:style-name="Default"/>
          <table:table-cell table:formula="of:=[.H54]+[.G55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1678.1104" calcext:value-type="currency">
            <text:p>$1 678,11</text:p>
          </table:table-cell>
          <table:table-cell table:style-name="ce22" table:formula="of:=[.A55]*budgetjour-[.N55]" office:value-type="currency" office:currency="USD" office:value="1021.8896" calcext:value-type="currency">
            <text:p>$1 021,89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2178" calcext:value-type="float">
            <text:p>2178</text:p>
          </table:table-cell>
          <table:table-cell table:style-name="Default"/>
          <table:table-cell table:formula="of:=[.H55]+[.G56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1678.1104" calcext:value-type="currency">
            <text:p>$1 678,11</text:p>
          </table:table-cell>
          <table:table-cell table:style-name="ce22" table:formula="of:=[.A56]*budgetjour-[.N56]" office:value-type="currency" office:currency="USD" office:value="1071.8896" calcext:value-type="currency">
            <text:p>$1 071,89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2178" calcext:value-type="float">
            <text:p>2178</text:p>
          </table:table-cell>
          <table:table-cell table:style-name="Default"/>
          <table:table-cell table:formula="of:=[.H56]+[.G57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1678.1104" calcext:value-type="currency">
            <text:p>$1 678,11</text:p>
          </table:table-cell>
          <table:table-cell table:style-name="ce22" table:formula="of:=[.A57]*budgetjour-[.N57]" office:value-type="currency" office:currency="USD" office:value="1121.8896" calcext:value-type="currency">
            <text:p>$1 121,89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2178" calcext:value-type="float">
            <text:p>2178</text:p>
          </table:table-cell>
          <table:table-cell table:style-name="Default"/>
          <table:table-cell table:formula="of:=[.H57]+[.G58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1678.1104" calcext:value-type="currency">
            <text:p>$1 678,11</text:p>
          </table:table-cell>
          <table:table-cell table:style-name="ce22" table:formula="of:=[.A58]*budgetjour-[.N58]" office:value-type="currency" office:currency="USD" office:value="1171.8896" calcext:value-type="currency">
            <text:p>$1 171,89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2178" calcext:value-type="float">
            <text:p>2178</text:p>
          </table:table-cell>
          <table:table-cell table:style-name="Default"/>
          <table:table-cell table:formula="of:=[.H58]+[.G59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1678.1104" calcext:value-type="currency">
            <text:p>$1 678,11</text:p>
          </table:table-cell>
          <table:table-cell table:style-name="ce22" table:formula="of:=[.A59]*budgetjour-[.N59]" office:value-type="currency" office:currency="USD" office:value="1221.8896" calcext:value-type="currency">
            <text:p>$1 221,89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2178" calcext:value-type="float">
            <text:p>2178</text:p>
          </table:table-cell>
          <table:table-cell table:style-name="Default"/>
          <table:table-cell table:formula="of:=[.H59]+[.G60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1678.1104" calcext:value-type="currency">
            <text:p>$1 678,11</text:p>
          </table:table-cell>
          <table:table-cell table:style-name="ce22" table:formula="of:=[.A60]*budgetjour-[.N60]" office:value-type="currency" office:currency="USD" office:value="1271.8896" calcext:value-type="currency">
            <text:p>$1 271,89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2178" calcext:value-type="float">
            <text:p>2178</text:p>
          </table:table-cell>
          <table:table-cell table:style-name="Default"/>
          <table:table-cell table:formula="of:=[.H60]+[.G61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1678.1104" calcext:value-type="currency">
            <text:p>$1 678,11</text:p>
          </table:table-cell>
          <table:table-cell table:style-name="ce22" table:formula="of:=[.A61]*budgetjour-[.N61]" office:value-type="currency" office:currency="USD" office:value="1321.8896" calcext:value-type="currency">
            <text:p>$1 321,89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2178" calcext:value-type="float">
            <text:p>2178</text:p>
          </table:table-cell>
          <table:table-cell table:style-name="Default"/>
          <table:table-cell table:formula="of:=[.H61]+[.G62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1678.1104" calcext:value-type="currency">
            <text:p>$1 678,11</text:p>
          </table:table-cell>
          <table:table-cell table:style-name="ce22" table:formula="of:=[.A62]*budgetjour-[.N62]" office:value-type="currency" office:currency="USD" office:value="1371.8896" calcext:value-type="currency">
            <text:p>$1 371,89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2178" calcext:value-type="float">
            <text:p>2178</text:p>
          </table:table-cell>
          <table:table-cell table:style-name="Default"/>
          <table:table-cell table:formula="of:=[.H62]+[.G63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1678.1104" calcext:value-type="currency">
            <text:p>$1 678,11</text:p>
          </table:table-cell>
          <table:table-cell table:style-name="ce22" table:formula="of:=[.A63]*budgetjour-[.N63]" office:value-type="currency" office:currency="USD" office:value="1421.8896" calcext:value-type="currency">
            <text:p>$1 421,89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2178" calcext:value-type="float">
            <text:p>2178</text:p>
          </table:table-cell>
          <table:table-cell table:style-name="Default"/>
          <table:table-cell table:formula="of:=[.H63]+[.G64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1678.1104" calcext:value-type="currency">
            <text:p>$1 678,11</text:p>
          </table:table-cell>
          <table:table-cell table:style-name="ce22" table:formula="of:=[.A64]*budgetjour-[.N64]" office:value-type="currency" office:currency="USD" office:value="1471.8896" calcext:value-type="currency">
            <text:p>$1 471,89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2178" calcext:value-type="float">
            <text:p>2178</text:p>
          </table:table-cell>
          <table:table-cell table:style-name="Default"/>
          <table:table-cell table:formula="of:=[.H64]+[.G65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1678.1104" calcext:value-type="currency">
            <text:p>$1 678,11</text:p>
          </table:table-cell>
          <table:table-cell table:style-name="ce22" table:formula="of:=[.A65]*budgetjour-[.N65]" office:value-type="currency" office:currency="USD" office:value="1521.8896" calcext:value-type="currency">
            <text:p>$1 521,89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2178" calcext:value-type="float">
            <text:p>2178</text:p>
          </table:table-cell>
          <table:table-cell table:style-name="Default"/>
          <table:table-cell table:formula="of:=[.H65]+[.G66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1678.1104" calcext:value-type="currency">
            <text:p>$1 678,11</text:p>
          </table:table-cell>
          <table:table-cell table:style-name="ce22" table:formula="of:=[.A66]*budgetjour-[.N66]" office:value-type="currency" office:currency="USD" office:value="1571.8896" calcext:value-type="currency">
            <text:p>$1 571,89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2178" calcext:value-type="float">
            <text:p>2178</text:p>
          </table:table-cell>
          <table:table-cell table:style-name="Default"/>
          <table:table-cell table:formula="of:=[.H66]+[.G67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1678.1104" calcext:value-type="currency">
            <text:p>$1 678,11</text:p>
          </table:table-cell>
          <table:table-cell table:style-name="ce22" table:formula="of:=[.A67]*budgetjour-[.N67]" office:value-type="currency" office:currency="USD" office:value="1621.8896" calcext:value-type="currency">
            <text:p>$1 621,89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2178" calcext:value-type="float">
            <text:p>2178</text:p>
          </table:table-cell>
          <table:table-cell table:style-name="Default"/>
          <table:table-cell table:formula="of:=[.H67]+[.G68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1678.1104" calcext:value-type="currency">
            <text:p>$1 678,11</text:p>
          </table:table-cell>
          <table:table-cell table:style-name="ce22" table:formula="of:=[.A68]*budgetjour-[.N68]" office:value-type="currency" office:currency="USD" office:value="1671.8896" calcext:value-type="currency">
            <text:p>$1 671,89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2178" calcext:value-type="float">
            <text:p>2178</text:p>
          </table:table-cell>
          <table:table-cell table:style-name="Default"/>
          <table:table-cell table:formula="of:=[.H68]+[.G69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1678.1104" calcext:value-type="currency">
            <text:p>$1 678,11</text:p>
          </table:table-cell>
          <table:table-cell table:style-name="ce22" table:formula="of:=[.A69]*budgetjour-[.N69]" office:value-type="currency" office:currency="USD" office:value="1721.8896" calcext:value-type="currency">
            <text:p>$1 721,89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2178" calcext:value-type="float">
            <text:p>2178</text:p>
          </table:table-cell>
          <table:table-cell table:style-name="Default"/>
          <table:table-cell table:formula="of:=[.H69]+[.G70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1678.1104" calcext:value-type="currency">
            <text:p>$1 678,11</text:p>
          </table:table-cell>
          <table:table-cell table:style-name="ce22" table:formula="of:=[.A70]*budgetjour-[.N70]" office:value-type="currency" office:currency="USD" office:value="1771.8896" calcext:value-type="currency">
            <text:p>$1 771,89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2178" calcext:value-type="float">
            <text:p>2178</text:p>
          </table:table-cell>
          <table:table-cell table:style-name="Default"/>
          <table:table-cell table:formula="of:=[.H70]+[.G71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1678.1104" calcext:value-type="currency">
            <text:p>$1 678,11</text:p>
          </table:table-cell>
          <table:table-cell table:style-name="ce22" table:formula="of:=[.A71]*budgetjour-[.N71]" office:value-type="currency" office:currency="USD" office:value="1821.8896" calcext:value-type="currency">
            <text:p>$1 821,89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2178" calcext:value-type="float">
            <text:p>2178</text:p>
          </table:table-cell>
          <table:table-cell table:style-name="Default"/>
          <table:table-cell table:formula="of:=[.H71]+[.G72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1678.1104" calcext:value-type="currency">
            <text:p>$1 678,11</text:p>
          </table:table-cell>
          <table:table-cell table:style-name="ce22" table:formula="of:=[.A72]*budgetjour-[.N72]" office:value-type="currency" office:currency="USD" office:value="1871.8896" calcext:value-type="currency">
            <text:p>$1 871,89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2178" calcext:value-type="float">
            <text:p>2178</text:p>
          </table:table-cell>
          <table:table-cell table:style-name="Default"/>
          <table:table-cell table:formula="of:=[.H72]+[.G73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1678.1104" calcext:value-type="currency">
            <text:p>$1 678,11</text:p>
          </table:table-cell>
          <table:table-cell table:style-name="ce22" table:formula="of:=[.A73]*budgetjour-[.N73]" office:value-type="currency" office:currency="USD" office:value="1921.8896" calcext:value-type="currency">
            <text:p>$1 921,89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2178" calcext:value-type="float">
            <text:p>2178</text:p>
          </table:table-cell>
          <table:table-cell table:style-name="Default"/>
          <table:table-cell table:formula="of:=[.H73]+[.G74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1678.1104" calcext:value-type="currency">
            <text:p>$1 678,11</text:p>
          </table:table-cell>
          <table:table-cell table:style-name="ce22" table:formula="of:=[.A74]*budgetjour-[.N74]" office:value-type="currency" office:currency="USD" office:value="1971.8896" calcext:value-type="currency">
            <text:p>$1 971,89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2178" calcext:value-type="float">
            <text:p>2178</text:p>
          </table:table-cell>
          <table:table-cell table:style-name="Default"/>
          <table:table-cell table:formula="of:=[.H74]+[.G75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1678.1104" calcext:value-type="currency">
            <text:p>$1 678,11</text:p>
          </table:table-cell>
          <table:table-cell table:style-name="ce22" table:formula="of:=[.A75]*budgetjour-[.N75]" office:value-type="currency" office:currency="USD" office:value="2021.8896" calcext:value-type="currency">
            <text:p>$2 021,89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2178" calcext:value-type="float">
            <text:p>2178</text:p>
          </table:table-cell>
          <table:table-cell table:style-name="Default"/>
          <table:table-cell table:formula="of:=[.H75]+[.G76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1678.1104" calcext:value-type="currency">
            <text:p>$1 678,11</text:p>
          </table:table-cell>
          <table:table-cell table:style-name="ce22" table:formula="of:=[.A76]*budgetjour-[.N76]" office:value-type="currency" office:currency="USD" office:value="2071.8896" calcext:value-type="currency">
            <text:p>$2 071,89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2178" calcext:value-type="float">
            <text:p>2178</text:p>
          </table:table-cell>
          <table:table-cell table:style-name="Default"/>
          <table:table-cell table:formula="of:=[.H76]+[.G77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1678.1104" calcext:value-type="currency">
            <text:p>$1 678,11</text:p>
          </table:table-cell>
          <table:table-cell table:style-name="ce22" table:formula="of:=[.A77]*budgetjour-[.N77]" office:value-type="currency" office:currency="USD" office:value="2121.8896" calcext:value-type="currency">
            <text:p>$2 121,89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2178" calcext:value-type="float">
            <text:p>2178</text:p>
          </table:table-cell>
          <table:table-cell table:style-name="Default"/>
          <table:table-cell table:formula="of:=[.H77]+[.G78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1678.1104" calcext:value-type="currency">
            <text:p>$1 678,11</text:p>
          </table:table-cell>
          <table:table-cell table:style-name="ce22" table:formula="of:=[.A78]*budgetjour-[.N78]" office:value-type="currency" office:currency="USD" office:value="2171.8896" calcext:value-type="currency">
            <text:p>$2 171,89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2178" calcext:value-type="float">
            <text:p>2178</text:p>
          </table:table-cell>
          <table:table-cell table:style-name="Default"/>
          <table:table-cell table:formula="of:=[.H78]+[.G79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1678.1104" calcext:value-type="currency">
            <text:p>$1 678,11</text:p>
          </table:table-cell>
          <table:table-cell table:style-name="ce22" table:formula="of:=[.A79]*budgetjour-[.N79]" office:value-type="currency" office:currency="USD" office:value="2221.8896" calcext:value-type="currency">
            <text:p>$2 221,89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2178" calcext:value-type="float">
            <text:p>2178</text:p>
          </table:table-cell>
          <table:table-cell table:style-name="Default"/>
          <table:table-cell table:formula="of:=[.H79]+[.G80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1678.1104" calcext:value-type="currency">
            <text:p>$1 678,11</text:p>
          </table:table-cell>
          <table:table-cell table:style-name="ce22" table:formula="of:=[.A80]*budgetjour-[.N80]" office:value-type="currency" office:currency="USD" office:value="2271.8896" calcext:value-type="currency">
            <text:p>$2 271,89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2178" calcext:value-type="float">
            <text:p>2178</text:p>
          </table:table-cell>
          <table:table-cell table:style-name="Default"/>
          <table:table-cell table:formula="of:=[.H80]+[.G81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1678.1104" calcext:value-type="currency">
            <text:p>$1 678,11</text:p>
          </table:table-cell>
          <table:table-cell table:style-name="ce22" table:formula="of:=[.A81]*budgetjour-[.N81]" office:value-type="currency" office:currency="USD" office:value="2321.8896" calcext:value-type="currency">
            <text:p>$2 321,89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2178" calcext:value-type="float">
            <text:p>2178</text:p>
          </table:table-cell>
          <table:table-cell table:style-name="Default"/>
          <table:table-cell table:formula="of:=[.H81]+[.G82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1678.1104" calcext:value-type="currency">
            <text:p>$1 678,11</text:p>
          </table:table-cell>
          <table:table-cell table:style-name="ce22" table:formula="of:=[.A82]*budgetjour-[.N82]" office:value-type="currency" office:currency="USD" office:value="2371.8896" calcext:value-type="currency">
            <text:p>$2 371,89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2178" calcext:value-type="float">
            <text:p>2178</text:p>
          </table:table-cell>
          <table:table-cell table:style-name="Default"/>
          <table:table-cell table:formula="of:=[.H82]+[.G83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1678.1104" calcext:value-type="currency">
            <text:p>$1 678,11</text:p>
          </table:table-cell>
          <table:table-cell table:style-name="ce22" table:formula="of:=[.A83]*budgetjour-[.N83]" office:value-type="currency" office:currency="USD" office:value="2421.8896" calcext:value-type="currency">
            <text:p>$2 421,89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2178" calcext:value-type="float">
            <text:p>2178</text:p>
          </table:table-cell>
          <table:table-cell table:style-name="Default"/>
          <table:table-cell table:formula="of:=[.H83]+[.G84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1678.1104" calcext:value-type="currency">
            <text:p>$1 678,11</text:p>
          </table:table-cell>
          <table:table-cell table:style-name="ce22" table:formula="of:=[.A84]*budgetjour-[.N84]" office:value-type="currency" office:currency="USD" office:value="2471.8896" calcext:value-type="currency">
            <text:p>$2 471,89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2178" calcext:value-type="float">
            <text:p>2178</text:p>
          </table:table-cell>
          <table:table-cell table:style-name="Default"/>
          <table:table-cell table:formula="of:=[.H84]+[.G85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1678.1104" calcext:value-type="currency">
            <text:p>$1 678,11</text:p>
          </table:table-cell>
          <table:table-cell table:style-name="ce22" table:formula="of:=[.A85]*budgetjour-[.N85]" office:value-type="currency" office:currency="USD" office:value="2521.8896" calcext:value-type="currency">
            <text:p>$2 521,89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2178" calcext:value-type="float">
            <text:p>2178</text:p>
          </table:table-cell>
          <table:table-cell table:style-name="Default"/>
          <table:table-cell table:formula="of:=[.H85]+[.G86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1678.1104" calcext:value-type="currency">
            <text:p>$1 678,11</text:p>
          </table:table-cell>
          <table:table-cell table:style-name="ce22" table:formula="of:=[.A86]*budgetjour-[.N86]" office:value-type="currency" office:currency="USD" office:value="2571.8896" calcext:value-type="currency">
            <text:p>$2 571,89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2178" calcext:value-type="float">
            <text:p>2178</text:p>
          </table:table-cell>
          <table:table-cell table:style-name="Default"/>
          <table:table-cell table:formula="of:=[.H86]+[.G87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1678.1104" calcext:value-type="currency">
            <text:p>$1 678,11</text:p>
          </table:table-cell>
          <table:table-cell table:style-name="ce22" table:formula="of:=[.A87]*budgetjour-[.N87]" office:value-type="currency" office:currency="USD" office:value="2621.8896" calcext:value-type="currency">
            <text:p>$2 621,89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2178" calcext:value-type="float">
            <text:p>2178</text:p>
          </table:table-cell>
          <table:table-cell table:style-name="Default"/>
          <table:table-cell table:formula="of:=[.H87]+[.G88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1678.1104" calcext:value-type="currency">
            <text:p>$1 678,11</text:p>
          </table:table-cell>
          <table:table-cell table:style-name="ce22" table:formula="of:=[.A88]*budgetjour-[.N88]" office:value-type="currency" office:currency="USD" office:value="2671.8896" calcext:value-type="currency">
            <text:p>$2 671,89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2178" calcext:value-type="float">
            <text:p>2178</text:p>
          </table:table-cell>
          <table:table-cell table:style-name="Default"/>
          <table:table-cell table:formula="of:=[.H88]+[.G89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1678.1104" calcext:value-type="currency">
            <text:p>$1 678,11</text:p>
          </table:table-cell>
          <table:table-cell table:style-name="ce22" table:formula="of:=[.A89]*budgetjour-[.N89]" office:value-type="currency" office:currency="USD" office:value="2721.8896" calcext:value-type="currency">
            <text:p>$2 721,89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10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2178" calcext:value-type="float">
            <text:p>2178</text:p>
          </table:table-cell>
          <table:table-cell table:style-name="Default"/>
          <table:table-cell table:formula="of:=[.H89]+[.G90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1678.1104" calcext:value-type="currency">
            <text:p>$1 678,11</text:p>
          </table:table-cell>
          <table:table-cell table:style-name="ce22" table:formula="of:=[.A90]*budgetjour-[.N90]" office:value-type="currency" office:currency="USD" office:value="2771.8896" calcext:value-type="currency">
            <text:p>$2 771,89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10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2178" calcext:value-type="float">
            <text:p>2178</text:p>
          </table:table-cell>
          <table:table-cell table:style-name="Default"/>
          <table:table-cell table:formula="of:=[.H90]+[.G91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1678.1104" calcext:value-type="currency">
            <text:p>$1 678,11</text:p>
          </table:table-cell>
          <table:table-cell table:style-name="ce22" table:formula="of:=[.A91]*budgetjour-[.N91]" office:value-type="currency" office:currency="USD" office:value="2821.8896" calcext:value-type="currency">
            <text:p>$2 821,89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10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2178" calcext:value-type="float">
            <text:p>2178</text:p>
          </table:table-cell>
          <table:table-cell table:style-name="Default"/>
          <table:table-cell table:formula="of:=[.H91]+[.G92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1678.1104" calcext:value-type="currency">
            <text:p>$1 678,11</text:p>
          </table:table-cell>
          <table:table-cell table:style-name="ce22" table:formula="of:=[.A92]*budgetjour-[.N92]" office:value-type="currency" office:currency="USD" office:value="2871.8896" calcext:value-type="currency">
            <text:p>$2 871,89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10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2178" calcext:value-type="float">
            <text:p>2178</text:p>
          </table:table-cell>
          <table:table-cell table:style-name="Default"/>
          <table:table-cell table:formula="of:=[.H92]+[.G93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1678.1104" calcext:value-type="currency">
            <text:p>$1 678,11</text:p>
          </table:table-cell>
          <table:table-cell table:style-name="ce22" table:formula="of:=[.A93]*budgetjour-[.N93]" office:value-type="currency" office:currency="USD" office:value="2921.8896" calcext:value-type="currency">
            <text:p>$2 921,89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10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2178" calcext:value-type="float">
            <text:p>2178</text:p>
          </table:table-cell>
          <table:table-cell table:style-name="Default"/>
          <table:table-cell table:formula="of:=[.H93]+[.G94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1678.1104" calcext:value-type="currency">
            <text:p>$1 678,11</text:p>
          </table:table-cell>
          <table:table-cell table:style-name="ce22" table:formula="of:=[.A94]*budgetjour-[.N94]" office:value-type="currency" office:currency="USD" office:value="2971.8896" calcext:value-type="currency">
            <text:p>$2 971,89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10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2178" calcext:value-type="float">
            <text:p>2178</text:p>
          </table:table-cell>
          <table:table-cell table:style-name="Default"/>
          <table:table-cell table:formula="of:=[.H94]+[.G95]" office:value-type="float" office:value="5029" calcext:value-type="float">
            <text:p>5029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1678.1104" calcext:value-type="currency">
            <text:p>$1 678,11</text:p>
          </table:table-cell>
          <table:table-cell table:style-name="ce22" table:formula="of:=[.A95]*budgetjour-[.N95]" office:value-type="currency" office:currency="USD" office:value="3021.8896" calcext:value-type="currency">
            <text:p>$3 021,89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10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17" table:number-columns-repeated="2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3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3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3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bastro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/>
          <table:table-cell table:formula="of:=SUM([.D1:.D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number-columns-repeated="5"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number-columns-repeated="5"/>
        </table:table-row>
        <table:table-row table:style-name="ro2" table:number-rows-repeated="104854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20:12:07.0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31T18:05:37.061000000</dc:date>
    <meta:editing-duration>P34DT37M48S</meta:editing-duration>
    <meta:editing-cycles>204</meta:editing-cycles>
    <meta:generator>LibreOffice/7.3.0.3$Windows_X86_64 LibreOffice_project/0f246aa12d0eee4a0f7adcefbf7c878fc2238db3</meta:generator>
    <meta:document-statistic meta:table-count="2" meta:cell-count="1104" meta:object-count="0"/>
    <meta:user-defined meta:name="Info 1"/>
    <meta:user-defined meta:name="Info 2"/>
    <meta:user-defined meta:name="Info 3"/>
    <meta:user-defined meta:name="Info 4"/>
  </office:meta>
</office:document-meta>
</file>